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ull documentation — Before vs After compression (design, code, math, enhancements)</text:h>
      <text:p text:style-name="Text_20_body">Below is a complete, self-contained technical document for your two systems:</text:p>
      <text:list xml:id="list1519537916" text:style-name="L1">
        <text:list-item>
          <text:p text:style-name="P2"><text:span text:style-name="Strong_20_Emphasis">Before compression</text:span> — raw PCM over MQTT (what you started with)</text:p>
        </text:list-item>
        <text:list-item>
          <text:p text:style-name="P2"><text:span text:style-name="Strong_20_Emphasis">After compression</text:span> — Opus-compressed frames over MQTT (recommended production approach)</text:p>
        </text:list-item>
      </text:list>
      <text:p text:style-name="Text_20_body">It covers architecture, packet formats, full behavioral flow, configuration, exact calculations (bandwidth, packetization, latency), how to run the scripts, example numbers, security/robustness recommendations, and lists practical enhancements you can implement next. I also include short references to real-world systems and standards.</text:p>
      <text:p text:style-name="Horizontal_20_Line"/>
      <text:h text:style-name="Heading_20_1" text:outline-level="1">1. Summary / Goals</text:h>
      <text:p text:style-name="Text_20_body">You had a working raw-PWM-based voice stream using MQTT. The goals for the improved design:</text:p>
      <text:list xml:id="list2320623460" text:style-name="L2">
        <text:list-item>
          <text:p text:style-name="P3">Keep the same signaling model (START + ACK) and sequence header.</text:p>
        </text:list-item>
        <text:list-item>
          <text:p text:style-name="P3">Reduce MQTT/broker &amp; network load by encoding audio before publishing.</text:p>
        </text:list-item>
        <text:list-item>
          <text:p text:style-name="P3">Maintain simple, testable code and preserve the ability to record on the receiver (no playback).</text:p>
        </text:list-item>
        <text:list-item>
          <text:p text:style-name="P3">Provide accurate engineering calculations so you can tune for latency and capacity.</text:p>
        </text:list-item>
        <text:list-item>
          <text:p text:style-name="P3">Provide clear upgrade paths: jitter buffer, packet loss detection, security.</text:p>
        </text:list-item>
      </text:list>
      <text:p text:style-name="Horizontal_20_Line"/>
      <text:h text:style-name="Heading_20_1" text:outline-level="1">2. High-level architecture</text:h>
      <text:p text:style-name="Text_20_body">Common pieces for both versions:</text:p>
      <text:list xml:id="list745508432" text:style-name="L3">
        <text:list-item>
          <text:p text:style-name="P4"><text:span text:style-name="Strong_20_Emphasis">Signaling topic</text:span>: <text:span text:style-name="Source_20_Text">pbx/voice/signal/&lt;dst&gt;</text:span> — sender publishes <text:span text:style-name="Source_20_Text">START:&lt;sender_id&gt;</text:span> before streaming.</text:p>
        </text:list-item>
        <text:list-item>
          <text:p text:style-name="P4"><text:span text:style-name="Strong_20_Emphasis">ACK topic</text:span>: <text:span text:style-name="Source_20_Text">pbx/voice/ack/&lt;sender_id&gt;</text:span> — receiver publishes <text:span text:style-name="Source_20_Text">RECEIVING:&lt;receiver_id&gt;</text:span> when it begins receiving audio.</text:p>
        </text:list-item>
        <text:list-item>
          <text:p text:style-name="P4"><text:span text:style-name="Strong_20_Emphasis">Audio topic</text:span>: <text:span text:style-name="Source_20_Text">pbx/voice/live/&lt;dst&gt;</text:span> — actual audio packets published here.</text:p>
        </text:list-item>
      </text:list>
      <text:p text:style-name="Text_20_body">Flow:</text:p>
      <text:list xml:id="list4139953932" text:style-name="L4">
        <text:list-item>
          <text:p text:style-name="P5">Sender publishes START to <text:span text:style-name="Source_20_Text">pbx/voice/signal/&lt;dst&gt;</text:span>.</text:p>
        </text:list-item>
        <text:list-item>
          <text:p text:style-name="P5"><text:soft-page-break/>Receiver listens; when it sees START it prepares to receive and will send ACK on first audio packet (or immediately).</text:p>
        </text:list-item>
        <text:list-item>
          <text:p text:style-name="P5">Sender streams packets to <text:span text:style-name="Source_20_Text">pbx/voice/live/&lt;dst&gt;</text:span>.</text:p>
        </text:list-item>
        <text:list-item>
          <text:p text:style-name="P5">Receiver appends decoded PCM to an in-memory buffer and saves to WAV on stop; prints live status (duration, size).</text:p>
        </text:list-item>
      </text:list>
      <text:p text:style-name="Text_20_body">Both versions keep a 5-byte header on each audio packet: <text:span text:style-name="Source_20_Text">VER(uint8) || SEQ(uint32)</text:span> (big-endian). This lets you detect version and sequence.</text:p>
      <text:p text:style-name="Horizontal_20_Line"/>
      <text:h text:style-name="Heading_20_1" text:outline-level="1">3. Packet formats</text:h>
      <text:p text:style-name="Text_20_body"><text:span text:style-name="Strong_20_Emphasis">Common header (5 bytes):</text:span></text:p>
      <text:list xml:id="list1333657047" text:style-name="L5">
        <text:list-item>
          <text:p text:style-name="P6"><text:span text:style-name="Source_20_Text">VER</text:span> — uint8 (1 byte). Version number; use <text:span text:style-name="Source_20_Text">1</text:span>.</text:p>
        </text:list-item>
        <text:list-item>
          <text:p text:style-name="P6"><text:span text:style-name="Source_20_Text">SEQ</text:span> — uint32 big-endian (4 bytes). Increment per frame; wrap at 2^32.</text:p>
        </text:list-item>
      </text:list>
      <text:p text:style-name="Text_20_body"><text:span text:style-name="Strong_20_Emphasis">Payload (varies):</text:span></text:p>
      <text:list xml:id="list1960326245" text:style-name="L6">
        <text:list-item>
          <text:p text:style-name="P7"><text:span text:style-name="Strong_20_Emphasis">Before compression (raw PCM)</text:span>: <text:span text:style-name="Source_20_Text">PCM_BYTES = CHUNK × channels × 2</text:span> (int16). So packet = header + PCM bytes.</text:p>
        </text:list-item>
        <text:list-item>
          <text:p text:style-name="P7"><text:span text:style-name="Strong_20_Emphasis">After compression (Opus)</text:span>: <text:span text:style-name="Source_20_Text">PAYLOAD = opus_encoded_bytes</text:span> (variable length, typically tens to a few hundred bytes). Packet = header + compressed bytes.</text:p>
        </text:list-item>
      </text:list>
      <text:p text:style-name="Text_20_body">Using the same header keeps compatibility with sequence / ordering logic.</text:p>
      <text:p text:style-name="Horizontal_20_Line"/>
      <text:h text:style-name="Heading_20_1" text:outline-level="1">4. Parameters and standard calculations</text:h>
      <text:p text:style-name="Text_20_body">These are the canonical formulas used in audio / telephony.</text:p>
      <text:h text:style-name="Heading_20_2" text:outline-level="2">4.1 Variables</text:h>
      <text:list xml:id="list2778173999" text:style-name="L7">
        <text:list-item>
          <text:p text:style-name="P8"><text:span text:style-name="Source_20_Text">SAMPLE_RATE</text:span> (Hz)</text:p>
        </text:list-item>
        <text:list-item>
          <text:p text:style-name="P8"><text:span text:style-name="Source_20_Text">CHANNELS</text:span> (1 = mono)</text:p>
        </text:list-item>
        <text:list-item>
          <text:p text:style-name="P8"><text:span text:style-name="Source_20_Text">BIT_DEPTH</text:span> (bits per sample, e.g. 16)</text:p>
        </text:list-item>
        <text:list-item>
          <text:p text:style-name="P8"><text:span text:style-name="Source_20_Text">BYTES_PER_SAMPLE = BIT_DEPTH / 8</text:span></text:p>
        </text:list-item>
        <text:list-item>
          <text:p text:style-name="P8"><text:span text:style-name="Source_20_Text">FRAME_MS</text:span> (frame duration in milliseconds, e.g. 20 ms)</text:p>
        </text:list-item>
        <text:list-item>
          <text:p text:style-name="P8"><text:span text:style-name="Source_20_Text">CHUNK = SAMPLE_RATE × FRAME_MS / 1000</text:span> (samples per frame)</text:p>
        </text:list-item>
        <text:list-item>
          <text:p text:style-name="P8"><text:span text:style-name="Source_20_Text">PACKETS_PER_SEC = 1000 / FRAME_MS</text:span></text:p>
        </text:list-item>
        <text:list-item>
          <text:p text:style-name="P8"><text:span text:style-name="Source_20_Text">BYTES_PER_FRAME_RAW = CHUNK × CHANNELS × BYTES_PER_SAMPLE</text:span></text:p>
        </text:list-item>
        <text:list-item>
          <text:p text:style-name="P8"><text:soft-page-break/><text:span text:style-name="Source_20_Text">RAW_BITRATE_bps = SAMPLE_RATE × BIT_DEPTH × CHANNELS</text:span> (bits/sec)</text:p>
        </text:list-item>
      </text:list>
      <text:h text:style-name="Heading_20_2" text:outline-level="2">4.2 Example values — BEFORE compression (your original)</text:h>
      <text:list xml:id="list2672384249" text:style-name="L8">
        <text:list-item>
          <text:p text:style-name="P9"><text:span text:style-name="Source_20_Text">SAMPLE_RATE = 32000 Hz</text:span>, <text:span text:style-name="Source_20_Text">CHANNELS = 1</text:span>, <text:span text:style-name="Source_20_Text">BIT_DEPTH = 16</text:span>, <text:span text:style-name="Source_20_Text">CHUNK = 512</text:span> (frames)</text:p>
        </text:list-item>
        <text:list-item>
          <text:p text:style-name="P9"><text:span text:style-name="Source_20_Text">BYTES_PER_FRAME_RAW = 512 × 1 × 2 = 1024 bytes</text:span></text:p>
        </text:list-item>
        <text:list-item>
          <text:p text:style-name="P9"><text:span text:style-name="Source_20_Text">PACKETS_PER_SEC = 32000 / 512 = 62.5</text:span></text:p>
        </text:list-item>
        <text:list-item>
          <text:p text:style-name="P9"><text:span text:style-name="Source_20_Text">RAW_BITRATE = 32000 × 16 × 1 = 512000 bps = 512 kbps</text:span></text:p>
        </text:list-item>
        <text:list-item>
          <text:p text:style-name="P9"><text:span text:style-name="Source_20_Text">Inter-packet interval = 512 / 32000 = 0.016 s = 16 ms</text:span></text:p>
        </text:list-item>
      </text:list>
      <text:p text:style-name="Text_20_body"><text:span text:style-name="Strong_20_Emphasis">Network traffic per second (raw)</text:span> = <text:span text:style-name="Source_20_Text">bytes_per_frame × packets_per_sec</text:span> = <text:span text:style-name="Source_20_Text">1024 × 62.5 = 64,000 bytes/sec</text:span> (512 kbps).</text:p>
      <text:p text:style-name="Text_20_body"><text:span text:style-name="Strong_20_Emphasis">20-second session raw</text:span> = <text:span text:style-name="Source_20_Text">64,000 × 20 = 1,280,000 bytes (~1.22 MB + WAV header)</text:span>. Matches your observed ~1.29 MB (WAV header + padding).</text:p>
      <text:h text:style-name="Heading_20_2" text:outline-level="2">4.3 Example values — AFTER compression (recommended Opus approach)</text:h>
      <text:list xml:id="list2183970603" text:style-name="L9">
        <text:list-item>
          <text:p text:style-name="P10">Use <text:span text:style-name="Source_20_Text">SAMPLE_RATE = 16000 Hz</text:span>, <text:span text:style-name="Source_20_Text">FRAME_MS = 20</text:span>, <text:span text:style-name="Source_20_Text">CHUNK = 320 samples</text:span>.</text:p>
        </text:list-item>
        <text:list-item>
          <text:p text:style-name="P10"><text:span text:style-name="Source_20_Text">BYTES_PER_FRAME_RAW = 320 × 2 = 640 bytes</text:span> (raw)</text:p>
        </text:list-item>
        <text:list-item>
          <text:p text:style-name="P10"><text:span text:style-name="Source_20_Text">PACKETS_PER_SEC = 50</text:span> frames/sec</text:p>
        </text:list-item>
        <text:list-item>
          <text:p text:style-name="P10"><text:span text:style-name="Source_20_Text">RAW_BITRATE = 16000 × 16 × 1 = 256000 bps = 256 kbps</text:span></text:p>
        </text:list-item>
        <text:list-item>
          <text:p text:style-name="P10">Choose Opus <text:span text:style-name="Source_20_Text">TARGET_BITRATE = 24000 bps</text:span> (24 kbps)</text:p>
        </text:list-item>
      </text:list>
      <text:p text:style-name="Text_20_body"><text:span text:style-name="Strong_20_Emphasis">Network traffic per second (compressed)</text:span> ≈ <text:span text:style-name="Source_20_Text">24,000 bits/sec = 3,000 bytes/sec</text:span> (note: the actual MQTT payload includes packet header + Opus framing overhead; payload varies by content and encoder settings).</text:p>
      <text:p text:style-name="Text_20_body"><text:span text:style-name="Strong_20_Emphasis">20-second session compressed</text:span> ≈ <text:span text:style-name="Source_20_Text">3,000 × 20 = 60,000 bytes (~60 KB)</text:span> network traffic — huge reduction vs 1.28 MB.</text:p>
      <text:p text:style-name="Text_20_body"><text:span text:style-name="Strong_20_Emphasis">Important</text:span>: The receiver decodes back to PCM and saves WAV. The saved WAV file is <text:span text:style-name="Strong_20_Emphasis">PCM size</text:span>, i.e. around 640 bytes/frame × 50 fps × duration → so the saved file will be similar size to raw PCM (unless you store compressed frames directly on disk). Compression reduces <text:span text:style-name="Emphasis">network</text:span>/broker load, not necessarily final disk size if you decode to PCM before saving.</text:p>
      <text:p text:style-name="Horizontal_20_Line"/>
      <text:h text:style-name="Heading_20_1" text:outline-level="1">5. The two codebases — mapping &amp; behaviors</text:h>
      <text:p text:style-name="Text_20_body">I will describe each program (before and after), and how they map to the scripts you ran.</text:p>
      <text:h text:style-name="Heading_20_2" text:outline-level="2"><text:soft-page-break/>5.1 Before compression (raw PCM)</text:h>
      <text:p text:style-name="Text_20_body">Files you used originally:</text:p>
      <text:list xml:id="list2886071211" text:style-name="L10">
        <text:list-item>
          <text:p text:style-name="P11"><text:span text:style-name="Source_20_Text">sender.py</text:span> / <text:span text:style-name="Source_20_Text">send_Record.py</text:span> (the raw sender):</text:p>
          <text:list>
            <text:list-item>
              <text:p text:style-name="P11">Configs: <text:span text:style-name="Source_20_Text">SAMPLE_RATE=32000, CHUNK=512, DTYPE='int16'</text:span></text:p>
            </text:list-item>
            <text:list-item>
              <text:p text:style-name="P11">Callback captures microphone frames, optionally amplifies, converts to int16 bytes, then publishes header+pcm to <text:span text:style-name="Source_20_Text">pbx/voice/live/&lt;dst&gt;</text:span>.</text:p>
            </text:list-item>
            <text:list-item>
              <text:p text:style-name="P11">Sends START via <text:span text:style-name="Source_20_Text">pbx/voice/signal/&lt;dst&gt;</text:span> optionally (your enhanced script did).</text:p>
            </text:list-item>
            <text:list-item>
              <text:p text:style-name="P11">Sequence number handling with <text:span text:style-name="Source_20_Text">tx_seq</text:span> atomic update.</text:p>
            </text:list-item>
          </text:list>
        </text:list-item>
        <text:list-item>
          <text:p text:style-name="P11"><text:span text:style-name="Source_20_Text">receiver_record_only.py</text:span> (raw receiver):</text:p>
          <text:list>
            <text:list-item>
              <text:p text:style-name="P11">Subscribes to <text:span text:style-name="Source_20_Text">pbx/voice/signal/&lt;my&gt;</text:span> and <text:span text:style-name="Source_20_Text">pbx/voice/live/&lt;my&gt;</text:span>.</text:p>
            </text:list-item>
            <text:list-item>
              <text:p text:style-name="P11">On START: prints "incoming", resets buffers.</text:p>
            </text:list-item>
            <text:list-item>
              <text:p text:style-name="P11">On audio packet: unpacks header, discards older sequences, appends PCM bytes to memory, sends ACK <text:span text:style-name="Source_20_Text">pbx/voice/ack/&lt;sender&gt;</text:span> on first packet.</text:p>
            </text:list-item>
            <text:list-item>
              <text:p text:style-name="P11">Live monitor thread prints duration + total bytes received (counting bytes of <text:span text:style-name="Emphasis">raw</text:span> PCM payloads).</text:p>
            </text:list-item>
            <text:list-item>
              <text:p text:style-name="P11">On exit, concatenates appended PCM bytes and writes a WAV with <text:span text:style-name="Source_20_Text">wave.writeframes</text:span> (sets channels, sampwidth=2, framerate=32k).</text:p>
            </text:list-item>
          </text:list>
        </text:list-item>
      </text:list>
      <text:h text:style-name="Heading_20_2" text:outline-level="2">5.2 After compression (Opus)</text:h>
      <text:p text:style-name="Text_20_body">Files you will use:</text:p>
      <text:list xml:id="list1367045353" text:style-name="L11">
        <text:list-item>
          <text:p text:style-name="P12"><text:span text:style-name="Source_20_Text">Compressed-tx.py</text:span> / <text:span text:style-name="Source_20_Text">sender_signal_stream_compressed.py</text:span>:</text:p>
          <text:list>
            <text:list-item>
              <text:p text:style-name="P12">Configs: <text:span text:style-name="Source_20_Text">SAMPLE_RATE=16000, CHUNK=320, FRAME_MS=20, BITRATE=24000</text:span>.</text:p>
            </text:list-item>
            <text:list-item>
              <text:p text:style-name="P12">Uses <text:span text:style-name="Source_20_Text">opuslib.Encoder(SAMPLE_RATE, CHANNELS, APPLICATION_VOIP)</text:span>.</text:p>
            </text:list-item>
            <text:list-item>
              <text:p text:style-name="P12"><text:span text:style-name="Source_20_Text">audio_callback</text:span> receives PCM (<text:span text:style-name="Source_20_Text">int16</text:span>), encodes: <text:span text:style-name="Source_20_Text">encoder.encode(pcm_bytes, CHUNK)</text:span> producing compressed bytes.</text:p>
            </text:list-item>
            <text:list-item>
              <text:p text:style-name="P12">Publishes header+compressed bytes to <text:span text:style-name="Source_20_Text">pbx/voice/live/&lt;dst&gt;</text:span>.</text:p>
            </text:list-item>
            <text:list-item>
              <text:p text:style-name="P12">Publishes START to <text:span text:style-name="Source_20_Text">pbx/voice/signal/&lt;dst&gt;</text:span> before streaming. Listens for ACK on <text:span text:style-name="Source_20_Text">pbx/voice/ack/&lt;src&gt;</text:span>.</text:p>
            </text:list-item>
          </text:list>
        </text:list-item>
        <text:list-item>
          <text:p text:style-name="P12"><text:span text:style-name="Source_20_Text">receiver_compressed.py</text:span>:</text:p>
          <text:list>
            <text:list-item>
              <text:p text:style-name="P12">Subscribes to <text:span text:style-name="Source_20_Text">pbx/voice/signal/&lt;my&gt;</text:span>, <text:span text:style-name="Source_20_Text">pbx/voice/live/&lt;my&gt;</text:span>.</text:p>
            </text:list-item>
            <text:list-item>
              <text:p text:style-name="P12"><text:soft-page-break/>On START: print call incoming, optionally send immediate ACK (or wait for first audio packet).</text:p>
            </text:list-item>
            <text:list-item>
              <text:p text:style-name="P12">On audio packet: parse header, grab compressed bytes; decode via <text:span text:style-name="Source_20_Text">opuslib.Decoder.decode(compressed, CHUNK)</text:span> to PCM bytes; append PCM bytes to memory; update counters for live monitor (bytes count uses decoded PCM length).</text:p>
            </text:list-item>
            <text:list-item>
              <text:p text:style-name="P12">On exit: concatenate decoded PCM frames and write WAV (same as before but sample rate 16k). Live monitor prints duration and size (size relates to decoded PCM bytes).</text:p>
            </text:list-item>
            <text:list-item>
              <text:p text:style-name="P12">Note: If you wish to archive compressed wire format instead of decoded PCM, you can save the compressed payloads directly (much smaller on disk).</text:p>
            </text:list-item>
          </text:list>
        </text:list-item>
      </text:list>
      <text:p text:style-name="Horizontal_20_Line"/>
      <text:h text:style-name="Heading_20_1" text:outline-level="1">6. Exact run commands (examples)</text:h>
      <text:p text:style-name="Text_20_body"><text:span text:style-name="Strong_20_Emphasis">Before compression (raw)</text:span></text:p>
      <text:p text:style-name="Text_20_body">Receiver:</text:p>
      <text:p text:style-name="P1"><text:span text:style-name="Source_20_Text">python3 receiver_record_only.py --broker 192.168.1.7 --port 1884 --listen 100 --outfile rx_100.wav</text:span></text:p>
      <text:p text:style-name="Text_20_body">Sender:</text:p>
      <text:p text:style-name="P1"><text:span text:style-name="Source_20_Text">python3 sender_signal_stream.py --broker 192.168.1.7 --port 1884 --from 101 --to 100</text:span></text:p>
      <text:p text:style-name="Text_20_body"><text:span text:style-name="Strong_20_Emphasis">After compression (Opus-based)</text:span></text:p>
      <text:p text:style-name="Text_20_body">Install deps:</text:p>
      <text:p text:style-name="Preformatted_20_Text"><text:span text:style-name="Source_20_Text">sudo apt update</text:span></text:p>
      <text:p text:style-name="Preformatted_20_Text"><text:span text:style-name="Source_20_Text">sudo apt install libopus-dev</text:span></text:p>
      <text:p text:style-name="P1"><text:span text:style-name="Source_20_Text">pip install opuslib sounddevice paho-mqtt numpy</text:span></text:p>
      <text:p text:style-name="Text_20_body">Receiver:</text:p>
      <text:p text:style-name="P1"><text:span text:style-name="Source_20_Text">python3 receiver_compressed.py --broker 192.168.1.7 --port 1884 --listen 100 --outfile rx_100.wav</text:span></text:p>
      <text:p text:style-name="Text_20_body">Sender:</text:p>
      <text:p text:style-name="P1"><text:span text:style-name="Source_20_Text">python3 Compressed-tx.py --broker 192.168.1.7 --port 1884 --from 101 --to 100</text:span></text:p>
      <text:p text:style-name="Horizontal_20_Line"/>
      <text:h text:style-name="Heading_20_1" text:outline-level="1"><text:soft-page-break/>7. Methodology &amp; why things are done this way</text:h>
      <text:h text:style-name="Heading_20_3" text:outline-level="3">7.1 Signaling (START / ACK)</text:h>
      <text:list xml:id="list4282126053" text:style-name="L12">
        <text:list-item>
          <text:p text:style-name="P13">Lightweight control messages use small plain-text MQTT payloads on dedicated topics separate from audio. This lets endpoints coordinate without adding overhead in audio path.</text:p>
        </text:list-item>
        <text:list-item>
          <text:p text:style-name="P13">Doing <text:span text:style-name="Source_20_Text">START</text:span> before streaming is useful for target to prepare (e.g., open decoder, reset buffers) and helps you track call sessions.</text:p>
        </text:list-item>
        <text:list-item>
          <text:p text:style-name="P13">ACK informs sender that receiver <text:span text:style-name="Emphasis">is ready/receiving</text:span>. You used ACK on first audio packet which confirms the stream started in practice.</text:p>
        </text:list-item>
      </text:list>
      <text:h text:style-name="Heading_20_3" text:outline-level="3">7.2 Sequence numbers and header</text:h>
      <text:list xml:id="list2131578715" text:style-name="L13">
        <text:list-item>
          <text:p text:style-name="P14">Header <text:span text:style-name="Source_20_Text">VER + SEQ</text:span> gives minimal in-band metadata:</text:p>
          <text:list>
            <text:list-item>
              <text:p text:style-name="P14"><text:span text:style-name="Source_20_Text">VER</text:span> lets you change payload format safely in future.</text:p>
            </text:list-item>
            <text:list-item>
              <text:p text:style-name="P14"><text:span text:style-name="Source_20_Text">SEQ</text:span> allows detecting duplicates, reorders, packet loss statistics, and building a jitter buffer or packet loss concealment.</text:p>
            </text:list-item>
          </text:list>
        </text:list-item>
        <text:list-item>
          <text:p text:style-name="P14">Keeping header tiny minimizes per-packet overhead.</text:p>
        </text:list-item>
      </text:list>
      <text:h text:style-name="Heading_20_3" text:outline-level="3">7.3 Compression at edge</text:h>
      <text:list xml:id="list3872984482" text:style-name="L14">
        <text:list-item>
          <text:p text:style-name="P15">Encode frames before placing them on the broker. This drastically reduces bytes sent and number of subscribers’ throughput.</text:p>
        </text:list-item>
        <text:list-item>
          <text:p text:style-name="P15">Opus is modern and optimised for speech in variable bitrates.</text:p>
        </text:list-item>
        <text:list-item>
          <text:p text:style-name="P15">Use <text:span text:style-name="Source_20_Text">20 ms</text:span> frames because it's a proven compromise: low latency and good coding efficiency.</text:p>
        </text:list-item>
      </text:list>
      <text:h text:style-name="Heading_20_3" text:outline-level="3">7.4 Receiver decoding &amp; recording</text:h>
      <text:list xml:id="list3823227864" text:style-name="L15">
        <text:list-item>
          <text:p text:style-name="P16">You decode into PCM and save WAV because WAV is easy to process and compatible with many tools.</text:p>
        </text:list-item>
        <text:list-item>
          <text:p text:style-name="P16">If storage is a concern, store the compressed payloads directly (e.g., concatenate Opus frames or store them in a container) or transcode to a compressed file format (e.g., Ogg Opus).</text:p>
        </text:list-item>
      </text:list>
      <text:p text:style-name="Horizontal_20_Line"/>
      <text:h text:style-name="Heading_20_1" text:outline-level="1"><text:soft-page-break/>8. Calculations &amp; examples (explicit numeric checks)</text:h>
      <text:h text:style-name="Heading_20_3" text:outline-level="3">Scenario A — Raw PCM (your original)</text:h>
      <text:list xml:id="list3945287554" text:style-name="L16">
        <text:list-item>
          <text:p text:style-name="P17"><text:span text:style-name="Source_20_Text">SAMPLE_RATE = 32,000 Hz</text:span>, <text:span text:style-name="Source_20_Text">CHUNK = 512</text:span>, <text:span text:style-name="Source_20_Text">int16</text:span>, <text:span text:style-name="Source_20_Text">mono</text:span>.</text:p>
        </text:list-item>
        <text:list-item>
          <text:p text:style-name="P17"><text:span text:style-name="Source_20_Text">bytes_per_packet = 512 × 2 = 1024 bytes</text:span>.</text:p>
        </text:list-item>
        <text:list-item>
          <text:p text:style-name="P17"><text:span text:style-name="Source_20_Text">packets_per_sec = 32,000 / 512 = 62.5</text:span>.</text:p>
        </text:list-item>
        <text:list-item>
          <text:p text:style-name="P17"><text:span text:style-name="Source_20_Text">bytes_per_sec = 1024 × 62.5 = 64,000 bytes/sec = 512,000 bits/sec = 512 kbps</text:span>.</text:p>
        </text:list-item>
        <text:list-item>
          <text:p text:style-name="P17"><text:span text:style-name="Strong_20_Emphasis">20 s</text:span> → <text:span text:style-name="Source_20_Text">64,000 × 20 = 1,280,000 bytes</text:span> ≈ 1.22 MB + WAV header → matches your 1.289 MB (header/padding/rounding).</text:p>
        </text:list-item>
      </text:list>
      <text:h text:style-name="Heading_20_3" text:outline-level="3">Scenario B — Opus (recommended)</text:h>
      <text:list xml:id="list870606024" text:style-name="L17">
        <text:list-item>
          <text:p text:style-name="P18"><text:span text:style-name="Source_20_Text">SAMPLE_RATE = 16,000</text:span>, <text:span text:style-name="Source_20_Text">FRAME_MS = 20</text:span>, <text:span text:style-name="Source_20_Text">CHUNK = 320</text:span>.</text:p>
        </text:list-item>
        <text:list-item>
          <text:p text:style-name="P18">Raw per-frame bytes = <text:span text:style-name="Source_20_Text">320 × 2 = 640 bytes</text:span>. Raw bps = <text:span text:style-name="Source_20_Text">16k × 16 = 256,000 bps</text:span>.</text:p>
        </text:list-item>
        <text:list-item>
          <text:p text:style-name="P18">Opus target <text:span text:style-name="Source_20_Text">= 24,000 bps</text:span>.</text:p>
        </text:list-item>
        <text:list-item>
          <text:p text:style-name="P18"><text:span text:style-name="Strong_20_Emphasis">Network</text:span>: <text:span text:style-name="Source_20_Text">24,000 bits/sec = 3,000 bytes/sec</text:span>.</text:p>
        </text:list-item>
        <text:list-item>
          <text:p text:style-name="P18"><text:span text:style-name="Strong_20_Emphasis">20 s</text:span> → <text:span text:style-name="Source_20_Text">3,000 × 20 = 60,000 bytes ≈ 60 KB</text:span> network transfer. (Actual MQTT payloads include 5-byte header + per-packet mqtt overhead; expect a slight increase — still small.)</text:p>
        </text:list-item>
      </text:list>
      <text:h text:style-name="Heading_20_3" text:outline-level="3">Broker capacity example</text:h>
      <text:list xml:id="list1510848397" text:style-name="L18">
        <text:list-item>
          <text:p text:style-name="P19">If you have 100 concurrent streams:</text:p>
          <text:list>
            <text:list-item>
              <text:p text:style-name="P19">Raw PCM: <text:span text:style-name="Source_20_Text">512 kbps × 100 = 51.2 Mbps</text:span> (one-way), 102.4 Mbps both directions — unrealistic on many LANs and will overload broker.</text:p>
            </text:list-item>
            <text:list-item>
              <text:p text:style-name="P19">Opus @24kbps: <text:span text:style-name="Source_20_Text">24 kbps × 100 = 2.4 Mbps</text:span> — easily handled by modest hardware.</text:p>
            </text:list-item>
          </text:list>
        </text:list-item>
      </text:list>
      <text:p text:style-name="Horizontal_20_Line"/>
      <text:h text:style-name="Heading_20_1" text:outline-level="1">9. Robustness, monitoring &amp; production hardening</text:h>
      <text:h text:style-name="Heading_20_2" text:outline-level="2">9.1 Jitter buffer &amp; reordering</text:h>
      <text:list xml:id="list4228860154" text:style-name="L19">
        <text:list-item>
          <text:p text:style-name="P20">Use <text:span text:style-name="Source_20_Text">SEQ</text:span> numbers to detect lost / late packets.</text:p>
        </text:list-item>
        <text:list-item>
          <text:p text:style-name="P20"><text:soft-page-break/>Implement a jitter buffer (small ring-buffer) on RX:</text:p>
          <text:list>
            <text:list-item>
              <text:p text:style-name="P20">Buffer N frames (e.g., 3–5 frames = 60–100 ms), reorder by SEQ, drop late ones, conceal gaps using PLC (Opus has PLC support).</text:p>
            </text:list-item>
            <text:list-item>
              <text:p text:style-name="P20">Tradeoff: larger buffer increases latency; smaller buffer increases chance of drop/glitches.</text:p>
            </text:list-item>
          </text:list>
        </text:list-item>
      </text:list>
      <text:h text:style-name="Heading_20_2" text:outline-level="2">9.2 Packet loss handling</text:h>
      <text:list xml:id="list562508836" text:style-name="L20">
        <text:list-item>
          <text:p text:style-name="P21">Track seq gaps and produce packet-loss percentage.</text:p>
        </text:list-item>
        <text:list-item>
          <text:p text:style-name="P21">If loss is high, you can reduce codec bitrate or switch to FEC features in Opus (enable in-band FEC for Opus frames).</text:p>
        </text:list-item>
      </text:list>
      <text:h text:style-name="Heading_20_2" text:outline-level="2">9.3 Encryption &amp; Authentication</text:h>
      <text:list xml:id="list685397079" text:style-name="L21">
        <text:list-item>
          <text:p text:style-name="P22">Use MQTT over TLS to protect control and compressed audio.</text:p>
        </text:list-item>
        <text:list-item>
          <text:p text:style-name="P22">Optionally encrypt payload bytes (AES-GCM) before placing on MQTT to add end-to-end confidentiality.</text:p>
        </text:list-item>
        <text:list-item>
          <text:p text:style-name="P22">Use broker auth (username/password or client certificates).</text:p>
        </text:list-item>
      </text:list>
      <text:h text:style-name="Heading_20_2" text:outline-level="2">9.4 MQTT QoS selection</text:h>
      <text:list xml:id="list3706026993" text:style-name="L22">
        <text:list-item>
          <text:p text:style-name="P23">Use <text:span text:style-name="Source_20_Text">qos=0</text:span> for audio (lowest latency, fire-and-forget). Audio is tolerant to occasional loss.</text:p>
        </text:list-item>
        <text:list-item>
          <text:p text:style-name="P23">Use <text:span text:style-name="Source_20_Text">qos=1</text:span> or <text:span text:style-name="Source_20_Text">qos=2</text:span> for control messages (START/ACK) if you need guaranteed delivery.</text:p>
        </text:list-item>
      </text:list>
      <text:h text:style-name="Heading_20_2" text:outline-level="2">9.5 Backpressure &amp; flow control</text:h>
      <text:list xml:id="list2993549557" text:style-name="L23">
        <text:list-item>
          <text:p text:style-name="P24">Avoid sending audio blindly when receiver is down: rely on START/ACK handshake and optional Heartbeat.</text:p>
        </text:list-item>
        <text:list-item>
          <text:p text:style-name="P24">If broker reports slow subscribers or buffer issues, throttle the encoder or drop frames.</text:p>
        </text:list-item>
      </text:list>
      <text:h text:style-name="Heading_20_2" text:outline-level="2">9.6 Storage vs wire</text:h>
      <text:list xml:id="list2980835842" text:style-name="L24">
        <text:list-item>
          <text:p text:style-name="P25">Decide whether to store decoded WAV or the compressed frames:</text:p>
          <text:list>
            <text:list-item>
              <text:p text:style-name="P25">Save decoded: easier for playback &amp; analysis, but larger storage.</text:p>
            </text:list-item>
            <text:list-item>
              <text:p text:style-name="P25">Save compressed: smaller archive, but needs decode to play.</text:p>
            </text:list-item>
          </text:list>
        </text:list-item>
      </text:list>
      <text:h text:style-name="Heading_20_2" text:outline-level="2">9.7 Scaling the broker &amp; network</text:h>
      <text:list xml:id="list1692520589" text:style-name="L25">
        <text:list-item>
          <text:p text:style-name="P26">For many simultaneous calls use a clustered MQTT broker (e.g., EMQX clustered or RabbitMQ clusters).</text:p>
        </text:list-item>
        <text:list-item>
          <text:p text:style-name="P26">Use topic sharding or partitioning to distribute load across brokers.</text:p>
        </text:list-item>
        <text:list-item>
          <text:p text:style-name="P26">Monitor broker metrics: messages/sec, bytes/sec, connected clients, CPU.</text:p>
        </text:list-item>
      </text:list>
      <text:p text:style-name="Horizontal_20_Line"><text:soft-page-break/></text:p>
      <text:h text:style-name="Heading_20_1" text:outline-level="1">10. Security &amp; privacy recommendations</text:h>
      <text:list xml:id="list4233723722" text:style-name="L26">
        <text:list-item>
          <text:p text:style-name="P27">Encrypt transport: run broker with TLS (MQTT over TLS) and require client certs or SASL tokens.</text:p>
        </text:list-item>
        <text:list-item>
          <text:p text:style-name="P27">Optionally use end-to-end encryption: AES-GCM per-call keys exchanged via secure signaling (not via open topics).</text:p>
        </text:list-item>
        <text:list-item>
          <text:p text:style-name="P27">Authenticate clients (username/password) and use ACLs so a user can only publish/subscribe to their allowed topics.</text:p>
        </text:list-item>
      </text:list>
      <text:p text:style-name="Horizontal_20_Line"/>
      <text:h text:style-name="Heading_20_1" text:outline-level="1">11. How to enhance (practical tasks you can implement next)</text:h>
      <text:p text:style-name="Text_20_body">Short-term (weeks):</text:p>
      <text:list xml:id="list2307105559" text:style-name="L27">
        <text:list-item>
          <text:p text:style-name="P28">Add jitter buffer + reorder at RX.</text:p>
        </text:list-item>
        <text:list-item>
          <text:p text:style-name="P28">Add sequence loss counters and live stats (packets lost / jitter / late).</text:p>
        </text:list-item>
        <text:list-item>
          <text:p text:style-name="P28">Save compressed frames to disk as <text:span text:style-name="Source_20_Text">.opus</text:span> or <text:span text:style-name="Source_20_Text">.ogg</text:span> (archive mode).</text:p>
        </text:list-item>
      </text:list>
      <text:p text:style-name="Text_20_body">Medium-term (1–3 months):</text:p>
      <text:list xml:id="list3071300591" text:style-name="L28">
        <text:list-item>
          <text:p text:style-name="P29">Add Opus FEC and DTX (discontinuous transmission) options.</text:p>
        </text:list-item>
        <text:list-item>
          <text:p text:style-name="P29">Add TLS &amp; token-based authentication for MQTT.</text:p>
        </text:list-item>
        <text:list-item>
          <text:p text:style-name="P29">Add silent detect and auto-stop when silence persists.</text:p>
        </text:list-item>
      </text:list>
      <text:p text:style-name="Text_20_body">Long-term (3+ months):</text:p>
      <text:list xml:id="list3441621640" text:style-name="L29">
        <text:list-item>
          <text:p text:style-name="P30">Build signalling server (SIP-like) for multi-party, bridging, call routing.</text:p>
        </text:list-item>
        <text:list-item>
          <text:p text:style-name="P30">Implement adaptive bitrate switching (codec bitrate changes with network conditions).</text:p>
        </text:list-item>
        <text:list-item>
          <text:p text:style-name="P30">Integrate with your EPBX control plane and database for recording indexing (who called whom, timestamp, call-id).</text:p>
        </text:list-item>
        <text:list-item>
          <text:p text:style-name="P30">Create dashboard for live metrics &amp; monitoring.</text:p>
        </text:list-item>
      </text:list>
      <text:p text:style-name="Horizontal_20_Line"/>
      <text:h text:style-name="Heading_20_1" text:outline-level="1">12. References &amp; standards</text:h>
      <text:list xml:id="list2862407142" text:style-name="L30">
        <text:list-item>
          <text:p text:style-name="P31">Pulse-code modulation (PCM) and bit-rate formulas — basic DSP/audio textbooks.</text:p>
        </text:list-item>
        <text:list-item>
          <text:p text:style-name="P31">Opus codec standard — IETF RFC 6716 (Opus) — widely used for low-latency voice.</text:p>
        </text:list-item>
        <text:list-item>
          <text:p text:style-name="P31">Real-world systems that use compression and optimized voice transport:</text:p>
          <text:list>
            <text:list-item>
              <text:p text:style-name="P31"><text:soft-page-break/>Asterisk (PBX open source)</text:p>
            </text:list-item>
            <text:list-item>
              <text:p text:style-name="P31">Zoom</text:p>
            </text:list-item>
            <text:list-item>
              <text:p text:style-name="P31">Discord</text:p>
            </text:list-item>
            <text:list-item>
              <text:p text:style-name="P31">WhatsApp</text:p>
            </text:list-item>
          </text:list>
        </text:list-item>
      </text:list>
      <text:p text:style-name="Text_20_body">(These are examples of systems that rely on codecs and optimized streaming.)</text:p>
      <text:p text:style-name="Horizontal_20_Line"/>
      <text:h text:style-name="Heading_20_1" text:outline-level="1">13. Appendix — Quick checklist to move from prototype → production</text:h>
      <text:list xml:id="list846016542" text:style-name="L31">
        <text:list-item>
          <text:p text:style-name="P32">Use Opus (done)</text:p>
        </text:list-item>
        <text:list-item>
          <text:p text:style-name="P32">Use 16 kHz + 20 ms frames (done)</text:p>
        </text:list-item>
        <text:list-item>
          <text:p text:style-name="P32">Implement jitter buffer with small target latency (30–60 ms)</text:p>
        </text:list-item>
        <text:list-item>
          <text:p text:style-name="P32">Add packet loss and jitter metrics &amp; logs</text:p>
        </text:list-item>
        <text:list-item>
          <text:p text:style-name="P32">Use MQTT over TLS</text:p>
        </text:list-item>
        <text:list-item>
          <text:p text:style-name="P32">Add authentication + ACLs on broker</text:p>
        </text:list-item>
        <text:list-item>
          <text:p text:style-name="P32">Decide: store compressed vs decoded audio</text:p>
        </text:list-item>
        <text:list-item>
          <text:p text:style-name="P32">Monitor broker and scale (cluster) if needed</text:p>
        </text:list-item>
        <text:list-item>
          <text:p text:style-name="P32">Add automated tests (simulate network loss, delay, reorder)</text:p>
        </text:list-item>
      </text:list>
      <text:p text:style-name="Horizontal_20_Line"/>
      <text:h text:style-name="Heading_20_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5T21:27:05.616954294</meta:creation-date>
    <dc:date>2026-02-25T21:29:30.519990713</dc:date>
    <meta:editing-duration>PT2M25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0" meta:paragraph-count="202" meta:word-count="2163" meta:character-count="13548" meta:non-whitespace-character-count="11719"/>
  </office:meta>
</office:document-meta>
</file>